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0436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6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74065"/>
          <table:table-cell office:value-type="float" office:value="0.064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372.0"/>
          <table:table-cell office:value-type="float" office:value="2841.0"/>
          <table:table-cell office:value-type="float" office:value="7157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3.19303"/>
          <table:table-cell office:value-type="float" office:value="1.448"/>
          <table:table-cell office:value-type="float" office:value="1.4"/>
          <table:table-cell office:value-type="float" office:value="71136.0"/>
          <table:table-cell office:value-type="float" office:value="0.0"/>
          <table:table-cell office:value-type="float" office:value="101.0"/>
          <table:table-cell office:value-type="float" office:value="3967.0"/>
          <table:table-cell office:value-type="float" office:value="75951.0"/>
          <table:table-cell office:value-type="float" office:value="2817.0"/>
          <table:table-cell office:value-type="float" office:value="7077.0"/>
          <table:table-cell office:value-type="float" office:value="129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5989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6696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1707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94588"/>
          <table:table-cell office:value-type="float" office:value="0.071"/>
          <table:table-cell office:value-type="float" office:value="0.03"/>
          <table:table-cell office:value-type="float" office:value="888.0"/>
          <table:table-cell office:value-type="float" office:value="0.0"/>
          <table:table-cell office:value-type="float" office:value="12.0"/>
          <table:table-cell office:value-type="float" office:value="364.0"/>
          <table:table-cell office:value-type="float" office:value="1546.0"/>
          <table:table-cell office:value-type="float" office:value="2841.0"/>
          <table:table-cell office:value-type="float" office:value="7169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22362"/>
          <table:table-cell office:value-type="float" office:value="0.536"/>
          <table:table-cell office:value-type="float" office:value="0.48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1884.0"/>
          <table:table-cell office:value-type="float" office:value="27002.0"/>
          <table:table-cell office:value-type="float" office:value="2841.0"/>
          <table:table-cell office:value-type="float" office:value="7169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1.8461"/>
          <table:table-cell office:value-type="float" office:value="10.345"/>
          <table:table-cell office:value-type="float" office:value="10.29"/>
          <table:table-cell office:value-type="float" office:value="460600.0"/>
          <table:table-cell office:value-type="float" office:value="0.0"/>
          <table:table-cell office:value-type="float" office:value="319.0"/>
          <table:table-cell office:value-type="float" office:value="31604.0"/>
          <table:table-cell office:value-type="float" office:value="494064.0"/>
          <table:table-cell office:value-type="float" office:value="2817.0"/>
          <table:table-cell office:value-type="float" office:value="7089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7148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0748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2068"/>
          <table:table-cell office:value-type="float" office:value="0.049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6.0"/>
          <table:table-cell office:value-type="float" office:value="197.0"/>
          <table:table-cell office:value-type="float" office:value="707.0"/>
          <table:table-cell office:value-type="float" office:value="2841.0"/>
          <table:table-cell office:value-type="float" office:value="7162.0"/>
          <table:table-cell office:value-type="float" office:value="125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6455"/>
          <table:table-cell office:value-type="float" office:value="0.062"/>
          <table:table-cell office:value-type="float" office:value="0.02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34.0"/>
          <table:table-cell office:value-type="float" office:value="502.0"/>
          <table:table-cell office:value-type="float" office:value="2841.0"/>
          <table:table-cell office:value-type="float" office:value="7162.0"/>
          <table:table-cell office:value-type="float" office:value="126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5.72387"/>
          <table:table-cell office:value-type="float" office:value="3.952"/>
          <table:table-cell office:value-type="float" office:value="3.9"/>
          <table:table-cell office:value-type="float" office:value="191610.0"/>
          <table:table-cell office:value-type="float" office:value="0.0"/>
          <table:table-cell office:value-type="float" office:value="126.0"/>
          <table:table-cell office:value-type="float" office:value="8090.0"/>
          <table:table-cell office:value-type="float" office:value="200485.0"/>
          <table:table-cell office:value-type="float" office:value="2817.0"/>
          <table:table-cell office:value-type="float" office:value="7082.0"/>
          <table:table-cell office:value-type="float" office:value="129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